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F4000001F447E427CB47E6B8D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0451in"/>
    </style:style>
    <style:style style:name="Table1.B" style:family="table-column">
      <style:table-column-properties style:column-width="2.089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0.9479in"/>
    </style:style>
    <style:style style:name="Table2.B" style:family="table-column">
      <style:table-column-properties style:column-width="5.301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Montserrat" style:font-name-asian="Montserrat1" style:font-name-complex="Montserrat1"/>
    </style:style>
    <style:style style:name="P2" style:family="paragraph" style:parent-style-name="Standard">
      <style:paragraph-properties fo:line-height="150%"/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line-height="100%" fo:orphans="0" fo:widows="0"/>
      <style:text-properties style:font-name="Montserrat" fo:font-size="9pt" style:font-name-asian="Montserrat1" style:font-size-asian="9pt" style:font-name-complex="Montserrat1" style:font-size-complex="9pt"/>
    </style:style>
    <style:style style:name="P4" style:family="paragraph" style:parent-style-name="Standard">
      <style:paragraph-properties fo:line-height="100%" fo:orphans="0" fo:widows="0"/>
      <style:text-properties style:font-name="Montserrat" fo:font-size="9pt" style:font-name-asian="Montserrat1" style:font-size-asian="9pt" style:font-name-complex="Montserrat1" style:font-size-complex="9pt" fo:background-color="#ffffff"/>
    </style:style>
    <style:style style:name="P5" style:family="paragraph" style:parent-style-name="Standard">
      <style:paragraph-properties fo:line-height="150%"/>
      <style:text-properties style:font-name="Montserrat" fo:font-size="9pt" style:font-name-asian="Montserrat1" style:font-size-asian="9pt" style:font-name-complex="Montserrat1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Montserrat" fo:font-size="9pt" style:font-name-asian="Montserrat1" style:font-size-asian="9pt" style:font-name-complex="Montserrat1" style:font-size-complex="9pt"/>
    </style:style>
    <style:style style:name="P7" style:family="paragraph" style:parent-style-name="Standard">
      <style:paragraph-properties fo:line-height="150%"/>
      <style:text-properties style:font-name="Montserrat" fo:font-size="14pt" style:font-name-asian="Montserrat1" style:font-size-asian="14pt" style:font-name-complex="Montserrat1" style:font-size-complex="14pt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 fo:text-align="center" style:justify-single-word="false" fo:orphans="0" fo:widows="0"/>
    </style:style>
    <style:style style:name="P10" style:family="paragraph" style:parent-style-name="Standard">
      <style:paragraph-properties fo:line-height="100%" fo:orphans="0" fo:widows="0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start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margin-left="0in" fo:margin-right="0in" fo:line-height="100%" fo:text-indent="0in" style:auto-text-indent="false"/>
    </style:style>
    <style:style style:name="P17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8" style:family="paragraph" style:parent-style-name="Standard">
      <style:paragraph-properties fo:margin-left="0.5in" fo:margin-right="0in" fo:line-height="100%" fo:text-indent="0in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0.5in" fo:margin-right="0in" fo:line-height="100%" fo:text-indent="0in" style:auto-text-indent="false"/>
    </style:style>
    <style:style style:name="P20" style:family="paragraph" style:parent-style-name="Standard" style:list-style-name="WWNum1">
      <style:paragraph-properties fo:margin-left="1in" fo:margin-right="0in" fo:line-height="100%" fo:text-indent="-0.25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master-page-name="Standard">
      <style:paragraph-properties fo:line-height="100%" style:page-number="1"/>
      <style:text-properties style:font-name="Montserrat" style:font-name-asian="Montserrat1" style:font-name-complex="Montserrat1"/>
    </style:style>
    <style:style style:name="T1" style:family="text">
      <style:text-properties style:font-name="Montserrat" fo:font-size="9pt" style:font-name-asian="Montserrat1" style:font-size-asian="9pt" style:font-name-complex="Montserrat1" style:font-size-complex="9pt"/>
    </style:style>
    <style:style style:name="T2" style:family="text">
      <style:text-properties style:font-name="Montserrat" style:font-name-asian="Montserrat1" style:font-name-complex="Montserrat1"/>
    </style:style>
    <style:style style:name="T3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4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5" style:family="text">
      <style:text-properties style:font-name="Montserrat" fo:font-size="14pt" style:font-name-asian="Montserrat1" style:font-size-asian="14pt" style:font-name-complex="Montserrat1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style:text-underline-style="none"/>
    </style:style>
    <style:style style:name="T9" style:family="text">
      <style:text-properties fo:color="#1155cc" style:font-name="Montserrat" fo:font-size="9pt" style:text-underline-style="solid" style:text-underline-width="auto" style:text-underline-color="font-color" style:font-name-asian="Montserrat1" style:font-size-asian="9pt" style:font-name-complex="Montserrat1" style:font-size-complex="9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column table:style-name="Table1.B"/>
        <table:table-column table:style-name="Table1.A" table:number-columns-repeated="3"/>
        <table:table-row table:style-name="Table1.1">
          <table:table-cell table:style-name="Table1.A1" office:value-type="string">
            <text:p text:style-name="P9"><text:span text:style-name="T1">Nome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<text:span text:style-name="T1">Autor(a):</text:span></text:p>
          </table:table-cell>
          <table:table-cell table:style-name="Table1.A1" table:number-columns-spanned="2" office:value-type="string">
            <text:p text:style-name="P10"><text:span text:style-name="T2">Manuel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<text:span text:style-name="T1">Tema 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<text:span text:style-name="T1">Adaptação:</text:span></text:p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1">
          <table:table-cell table:style-name="Table1.A1" office:value-type="string">
            <text:p text:style-name="P9"><text:span text:style-name="T1">Nível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><text:span text:style-name="T1">Revisto por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8"/>
      <text:p text:style-name="P5"/>
      <text:p text:style-name="Standard"><text:span text:style-name="T3">BÁSICA</text:span></text:p>
      <text:p text:style-name="Standard"><text:span text:style-name="T4">BR_Meteorologia</text:span></text:p>
      <text:p text:style-name="P1"/>
      <text:p text:style-name="P11"><text:span text:style-name="T5">Ouça o texto 3 vezes.</text:span></text:p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6">Faixa</text:span></text:p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<text:span text:style-name="T7">1</text:span></text:p>
          </table:table-cell>
          <table:table-cell table:style-name="Table2.A1" office:value-type="string">
            <text:p text:style-name="P17">Você tem o hábito de ver a previsão do tempo antes de sair de casa? E antes de fazer a mala para viajar? Se você é como eu, então, vê sempre!</text:p>
            <text:p text:style-name="P17"/>
            <text:p text:style-name="P17">Antigamente os apresentadores do tempo nos telejornais brasileiros diziam apenas “tempo bom”, ou seja, um dia ensolarado e, “mau tempo” para dias com chuva.</text:p>
            <text:p text:style-name="P17"/>
            <text:p text:style-name="P17">Como curiosidade, apenas em 1991 o “<office:annotation office:name="__Annotation__45_1712897620"><dc:creator>Português Acústico</dc:creator><dc:date>2021-04-07T09:17:35</dc:date><text:p><text:span text:style-name="T11">adorei o backround, muito interessante   P.</text:span></text:p></office:annotation>Jornal<office:annotation-end office:name="__Annotation__45_1712897620"/> Nacional”, um telejornal brasileiro famoso, criou um quadro fixo para a <office:annotation office:name="__Annotation__50_1712897620"><dc:creator>Português Acústico</dc:creator><dc:date>2021-04-07T09:18:20</dc:date><text:p><text:span text:style-name="T11">Podíamos acrescentar um exercício com imagens de sol, chuva, neve, etc.  e os ouvintes têm de escolher quais estao relacionadas com o que ouvem   P.</text:span></text:p></office:annotation>previsão<office:annotation-end office:name="__Annotation__50_1712897620"/> do tempo <office:annotation office:name="__Annotation__58_1712897620"><dc:creator>Português Acústico</dc:creator><dc:date>2021-04-18T06:33:32</dc:date><text:p><text:span text:style-name="T11">Feito.</text:span></text:p></office:annotation><office:annotation office:name="__Annotation__56_1712897620"><dc:creator>Português Acústico</dc:creator><dc:date>2021-04-07T09:16:18</dc:date><text:p><text:span text:style-name="T11">sem vírgula né?</text:span></text:p></office:annotation>e<office:annotation-end office:name="__Annotation__56_1712897620"/><office:annotation-end office:name="__Annotation__58_1712897620"/> a jornalista Sandra Annenberg foi a primeira mulher a participar diariamente.</text:p>
            <text:p text:style-name="P17"/>
            <text:p text:style-name="P17">Mas, vamos ao que interessa, como vai estar o tempo no fim de semana?</text:p>
            <text:p text:style-name="P17"/>
            <text:p text:style-name="P17">A próxima madrugada vai ser fria, com seis graus. Mas, à tarde vai esquentar, chegando a vinte e seis graus.</text:p>
            <text:p text:style-name="P17"/>
            <text:p text:style-name="P17">Já no domingo vai ser de céu claro, temperatura mínima de treze graus e a máxima de trinta e três graus. À noite há riscos de pancadas de chuva, com raios e ventos fortes.</text:p>
            <text:p text:style-name="P17"/>
            <text:p text:style-name="P10">E como vai estar o tempo amanhã na sua cidade? Conte-nos nas redes sociais, @portugues.acustico, vamos adorar saber!</text:p>
          </table:table-cell>
        </table:table-row>
      </table:table>
      <text:p text:style-name="P6"/>
      <text:p text:style-name="P6"/>
      <text:p text:style-name="P6"/>
      <text:p text:style-name="P8"/>
      <text:p text:style-name="P16"><text:span text:style-name="T6">Qual é a previsão do tempo para o fim de semana? Assinale as opções corretas.</text:span></text:p>
      <text:p text:style-name="P18"/>
      <text:list xml:id="list581314706" text:style-name="WWNum1">
        <text:list-item>
          <text:p text:style-name="P20">( <text:s text:c="3"/>) <text:s/>3º graus de manhã</text:p>
        </text:list-item>
        <text:list-item>
          <text:p text:style-name="P20">( X ) <text:s/>calor à tarde</text:p>
        </text:list-item>
        <text:list-item>
          <text:p text:style-name="P20">( <text:s text:c="3"/>) <text:s/>vai chover no sábado</text:p>
        </text:list-item>
        <text:list-item>
          <text:p text:style-name="P20">( x ) <text:s/>possibilidade de ventar muito no domingo</text:p>
        </text:list-item>
        <text:list-item>
          <text:p text:style-name="P20">( x ) <text:s/>temperatura máxima de 33º graus</text:p>
        </text:list-item>
      </text:list>
      <text:p text:style-name="P19"/>
      <text:p text:style-name="P2"/>
      <text:p text:style-name="P6"/>
      <text:p text:style-name="P6"/>
      <text:p text:style-name="P12"><text:span text:style-name="T1">Fontes: <text:s/></text:span><text:a xlink:type="simple" xlink:href="https://memoriaglobo.globo.com/jornalismo/jornalismo-e-telejornais/jornal-nacional/apresentadores/apresentadores-do-mapa-tempo/" text:style-name="ListLabel_20_10" text:visited-style-name="ListLabel_20_10"><text:span text:style-name="T9">https://memoriaglobo.globo.com/jornalismo/jornalismo-e-telejornais/jornal-nacional/apresentadores/apresentadores-do-mapa-tempo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Montserrat" fo:font-family="Montserrat" style:font-family-generic="roman" style:font-pitch="variable" fo:font-size="9pt" style:text-underline-style="solid" style:text-underline-width="auto" style:text-underline-color="font-color" style:font-name-asian="Montserrat1" style:font-family-asian="Montserrat" style:font-family-generic-asian="system" style:font-pitch-asian="variable" style:font-size-asian="9pt" style:font-name-complex="Montserrat1" style:font-family-complex="Montserrat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2701in" fo:margin-top="0in" fo:margin-bottom="0in" table:align="center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1pt solid #ffffff" fo:border-right="1pt solid #ffffff" fo:border-top="1pt solid #ffffff" fo:border-bottom="1pt solid #000000"/>
    </style:style>
    <style:style style:name="Table4" style:family="table">
      <style:table-properties style:width="6.2701in" fo:margin-top="0in" fo:margin-bottom="0in" table:align="center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-left="1pt solid #ffffff" fo:border-right="1pt solid #ffffff" fo:border-top="1pt solid #000000" fo:border-bottom="1pt solid #ffffff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text-align="start" style:justify-single-word="false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3"><text:span text:style-name="MT1">Estado: em execução</text:span></text:p>
            </table:table-cell>
          </table:table-row>
        </table:table>
        <text:p text:style-name="MP1"><draw:frame draw:style-name="Mfr1" draw:name="image1.png" text:anchor-type="char" svg:x="2.6492in" svg:y="-0.8992in" svg:width="0.9673in" svg:height="0.9673in" draw:z-index="0"><draw:image xlink:href="Pictures/10000201000001F4000001F447E427CB47E6B8DA.png" xlink:type="simple" xlink:show="embed" xlink:actuate="onLoad" loext:mime-type="image/png"/></draw:frame></text:p>
      </style:header>
      <style:footer>
        <text:p text:style-name="Standard"/>
        <text:p text:style-name="MP2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page-number text:select-page="current">0</text:page-number></text:p>
            </table:table-cell>
          </table:table-row>
        </table:table>
        <text:p text:style-name="MP4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1" meta:paragraph-count="28" meta:word-count="252" meta:character-count="1474" meta:non-whitespace-character-count="1242"/>
    <meta:generator>LibreOfficeDev/6.0.5.2$Linux_X86_64 LibreOffice_project/</meta:generator>
  </office:meta>
</office:document-meta>
</file>